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ans1" officeooo:rsid="00035ab0" officeooo:paragraph-rsid="00035ab0"/>
    </style:style>
    <style:style style:name="P2" style:family="paragraph" style:parent-style-name="Standard">
      <style:text-properties style:text-position="0% 100%" style:font-name="Liberation Sans1" officeooo:rsid="00051258" officeooo:paragraph-rsid="00035ab0"/>
    </style:style>
    <style:style style:name="P3" style:family="paragraph" style:parent-style-name="Standard">
      <style:text-properties style:text-position="0% 100%" style:font-name="Liberation Sans1" officeooo:rsid="00051258" officeooo:paragraph-rsid="00051258"/>
    </style:style>
    <style:style style:name="P4" style:family="paragraph" style:parent-style-name="Standard">
      <style:text-properties style:text-position="0% 100%" style:font-name="Liberation Sans1" fo:font-size="11pt" fo:font-style="normal" fo:font-weight="normal" officeooo:rsid="00051258" officeooo:paragraph-rsid="00051258" style:font-size-asian="11pt" style:font-style-asian="normal" style:font-weight-asian="normal"/>
    </style:style>
    <style:style style:name="P5" style:family="paragraph" style:parent-style-name="Standard">
      <style:text-properties style:text-position="0% 100%" style:font-name="Liberation Sans1" fo:font-size="11pt" fo:font-style="normal" fo:font-weight="normal" officeooo:rsid="000525ee" officeooo:paragraph-rsid="000525ee" style:font-size-asian="11pt" style:font-style-asian="normal" style:font-weight-asian="normal"/>
    </style:style>
    <style:style style:name="P6" style:family="paragraph" style:parent-style-name="Standard">
      <style:text-properties style:text-position="0% 100%" style:font-name="Liberation Sans1" fo:font-size="11pt" fo:font-style="normal" fo:font-weight="normal" officeooo:rsid="000dac65" officeooo:paragraph-rsid="00096e9d" style:font-size-asian="11pt" style:font-style-asian="normal" style:font-weight-asian="normal"/>
    </style:style>
    <style:style style:name="P7" style:family="paragraph" style:parent-style-name="Standard">
      <style:text-properties style:font-name="Liberation Sans1" officeooo:rsid="00035ab0" officeooo:paragraph-rsid="00069d2f"/>
    </style:style>
    <style:style style:name="P8" style:family="paragraph" style:parent-style-name="Standard">
      <style:text-properties style:font-name="Liberation Sans1" officeooo:rsid="00035ab0" officeooo:paragraph-rsid="00035ab0"/>
    </style:style>
    <style:style style:name="P9" style:family="paragraph" style:parent-style-name="Standard">
      <style:text-properties style:font-name="Liberation Sans1" officeooo:rsid="00051258" officeooo:paragraph-rsid="00051258"/>
    </style:style>
    <style:style style:name="P10" style:family="paragraph" style:parent-style-name="Standard">
      <style:text-properties style:font-name="Liberation Sans1" officeooo:paragraph-rsid="00051258"/>
    </style:style>
    <style:style style:name="P11" style:family="paragraph" style:parent-style-name="Standard">
      <style:text-properties style:font-name="Liberation Sans1" officeooo:rsid="000bdde5" officeooo:paragraph-rsid="00069d2f"/>
    </style:style>
    <style:style style:name="P12" style:family="paragraph" style:parent-style-name="Standard">
      <style:text-properties style:font-name="Liberation Sans1" officeooo:rsid="000bdde5" officeooo:paragraph-rsid="00096e9d"/>
    </style:style>
    <style:style style:name="P13" style:family="paragraph" style:parent-style-name="Standard">
      <style:text-properties style:font-name="Liberation Sans1" officeooo:rsid="000dac65" officeooo:paragraph-rsid="00069d2f"/>
    </style:style>
    <style:style style:name="P14" style:family="paragraph" style:parent-style-name="Heading_20_2">
      <style:text-properties style:font-name="Liberation Sans1"/>
    </style:style>
    <style:style style:name="P15" style:family="paragraph" style:parent-style-name="Heading_20_2">
      <style:text-properties style:font-name="Liberation Sans1" officeooo:paragraph-rsid="00069d2f"/>
    </style:style>
    <style:style style:name="P16" style:family="paragraph" style:parent-style-name="Title">
      <style:text-properties style:font-name="Liberation Sans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51258"/>
    </style:style>
    <style:style style:name="T5" style:family="text">
      <style:text-properties style:text-position="0% 100%" style:font-name="Liberation Mono" fo:font-size="11pt" fo:font-style="normal" fo:font-weight="normal" officeooo:rsid="00051258" style:font-size-asian="11pt" style:font-style-asian="normal" style:font-weight-asian="normal"/>
    </style:style>
    <style:style style:name="T6" style:family="text">
      <style:text-properties style:text-position="0% 100%" fo:font-size="11pt" fo:font-style="normal" fo:font-weight="normal" officeooo:rsid="00051258" style:font-size-asian="11pt" style:font-style-asian="normal" style:font-weight-asian="normal"/>
    </style:style>
    <style:style style:name="T7" style:family="text">
      <style:text-properties officeooo:rsid="000901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ersuch 1</text:p>
      <text:h text:style-name="P14" text:outline-level="2">3.2</text:h>
      <text:p text:style-name="P7"><draw:frame draw:style-name="fr2" draw:name="Object22" text:anchor-type="as-char" svg:y="-0.1484in" svg:width="1.6866in" svg:height="0.20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8"/>
      <text:p text:style-name="P8">A)</text:p>
      <text:p text:style-name="P8"><draw:frame draw:style-name="fr2" draw:name="Object16" text:anchor-type="as-char" svg:y="-0.1484in" svg:width="0.661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<draw:frame draw:style-name="fr2" draw:name="Object17" text:anchor-type="as-char" svg:y="-0.2437in" svg:width="2.1291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8"><text:span text:style-name="T1"><draw:frame draw:style-name="fr2" draw:name="Object18" text:anchor-type="as-char" svg:y="-0.2437in" svg:width="1.2134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8"/>
      <text:p text:style-name="P8">BC)</text:p>
      <text:p text:style-name="P8"><draw:frame draw:style-name="fr2" draw:name="Object19" text:anchor-type="as-char" svg:y="-0.1484in" svg:width="1.0217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<text:span text:style-name="T3"><draw:frame draw:style-name="fr2" draw:name="Object20" text:anchor-type="as-char" svg:y="-0.1484in" svg:width="1.2134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><text:span text:style-name="T3"><draw:frame draw:style-name="fr2" draw:name="Object21" text:anchor-type="as-char" svg:y="-0.1484in" svg:width="0.7874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"/>
      <text:p text:style-name="P1">Soll:</text:p>
      <text:p text:style-name="P8"><text:span text:style-name="T4"><draw:frame draw:style-name="fr2" draw:name="Object23" text:anchor-type="as-char" svg:y="-0.2437in" svg:width="2.2327in" svg:height="0.3929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"/>
      <text:p text:style-name="P3">Ist:</text:p>
      <text:p text:style-name="P3"><draw:frame draw:style-name="fr2" draw:name="Object24" text:anchor-type="as-char" svg:y="-0.2437in" svg:width="2.05in" svg:height="0.3929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3">DE)</text:p>
      <text:p text:style-name="P9"><text:span text:style-name="T3"><text:s/></text:span><text:span text:style-name="T3"><draw:frame draw:style-name="fr1" draw:name="Object1" text:anchor-type="as-char" svg:y="-0.2437in" svg:width="1.6146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3">Soll:</text:p>
      <text:p text:style-name="P3"><draw:frame draw:style-name="fr1" draw:name="Object2" text:anchor-type="as-char" svg:y="-0.2437in" svg:width="1.6319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Ist:</text:p>
      <text:p text:style-name="P3"><draw:frame draw:style-name="fr1" draw:name="Object3" text:anchor-type="as-char" svg:y="-0.2437in" svg:width="1.7752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Annahme = R1 = R2</text:p>
      <text:p text:style-name="P10"><text:span text:style-name="T4">geg.: 6V <text:s/>31.1 </text:span><text:span text:style-name="T6">Ohm</text:span></text:p>
      <text:p text:style-name="P4"/>
      <text:p text:style-name="P4"><draw:frame draw:style-name="fr1" draw:name="Object4" text:anchor-type="as-char" svg:y="-0.2437in" svg:width="1.4429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5" text:anchor-type="as-char" svg:y="-0.2437in" svg:width="1.146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2" draw:name="Object25" text:anchor-type="as-char" svg:y="-0.1484in" svg:width="0.8701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5"/>
      <text:h text:style-name="P15" text:outline-level="2"><text:soft-page-break/>3.3</text:h>
      <text:p text:style-name="P11"/>
      <text:p text:style-name="P11">Mit geoeffnetem Schalter:</text:p>
      <text:p text:style-name="P11">geg.: U = 6V, R = 10 Ohm</text:p>
      <text:p text:style-name="P11"/>
      <text:p text:style-name="P11"><draw:frame draw:style-name="fr1" draw:name="Object6" text:anchor-type="as-char" svg:y="-0.1484in" svg:width="2.8366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11"><draw:frame draw:style-name="fr1" draw:name="Object7" text:anchor-type="as-char" svg:y="-0.2437in" svg:width="1.4839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</text:p>
      <text:p text:style-name="P11"/>
      <text:p text:style-name="P13">Mit geschlossenem Schalter:</text:p>
      <text:p text:style-name="P11"><draw:frame draw:style-name="fr1" draw:name="Object8" text:anchor-type="as-char" svg:y="-0.2437in" svg:width="1.3484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1"><draw:frame draw:style-name="fr1" draw:name="Object9" text:anchor-type="as-char" svg:y="-0.2437in" svg:width="2.0984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<draw:frame draw:style-name="fr1" draw:name="Object10" text:anchor-type="as-char" svg:y="-0.1484in" svg:width="0.7874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/>
      <text:p text:style-name="P11"><draw:frame draw:style-name="fr1" draw:name="Object11" text:anchor-type="as-char" svg:y="-0.2437in" svg:width="2.178in" svg:height="0.39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1"/>
      <text:p text:style-name="P13">(Keine realen Messwerte zum Vergleich vorhanden)</text:p>
      <text:p text:style-name="P13"/>
      <text:p text:style-name="P13"/>
      <text:h text:style-name="P15" text:outline-level="2">3.4</text:h>
      <text:p text:style-name="P13"><draw:frame draw:style-name="fr2" draw:name="Object26" text:anchor-type="as-char" svg:y="-0.1484in" svg:width="1.5618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/>
      <text:p text:style-name="P13"><draw:frame draw:style-name="fr1" draw:name="Object12" text:anchor-type="as-char" svg:y="-0.1484in" svg:width="2.1508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3"><draw:frame draw:style-name="fr1" draw:name="Object13" text:anchor-type="as-char" svg:y="-0.2437in" svg:width="1.9756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3"><draw:frame draw:style-name="fr1" draw:name="Object14" text:anchor-type="as-char" svg:y="-0.1484in" svg:width="3.0665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3"><draw:frame draw:style-name="fr1" draw:name="Object15" text:anchor-type="as-char" svg:y="-0.2437in" svg:width="1.6598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/>
      <text:p text:style-name="P6">(Keine realen Messwerte zum Vergleich vorhand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08:51.975259246</meta:creation-date>
    <dc:date>2018-11-09T12:55:10.342113808</dc:date>
    <meta:editing-duration>PT25M23S</meta:editing-duration>
    <meta:editing-cycles>4</meta:editing-cycles>
    <meta:generator>LibreOffice/6.0.7.3.0$Linux_X86_64 LibreOffice_project/00m0$Build-3</meta:generator>
    <meta:document-statistic meta:table-count="0" meta:image-count="0" meta:object-count="26" meta:page-count="2" meta:paragraph-count="44" meta:word-count="47" meta:character-count="253" meta:non-whitespace-character-count="221"/>
  </office:meta>
</office:document-meta>
</file>

<file path=Object 1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frac>
          <mrow>
            <mn>10</mn>
            <mrow>
              <mi mathvariant="normal">Ω</mi>
              <mo stretchy="false">∗</mo>
              <mn>10</mn>
            </mrow>
            <mi mathvariant="normal">Ω</mi>
          </mrow>
          <mrow>
            <mn>10</mn>
            <mrow>
              <mi mathvariant="normal">Ω</mi>
              <mo stretchy="false">+</mo>
              <mn>10</mn>
            </mrow>
            <mi mathvariant="normal">Ω</mi>
          </mrow>
        </mfrac>
        <mo stretchy="false">=</mo>
        <mn>5</mn>
      </mrow>
      <mi mathvariant="normal">Ω</mi>
    </mrow>
    <annotation encoding="StarMath 5.0">R_{ges} = {10 %OMEGA * 10 %OMEGA} over {10 %OMEGA + 10 %OMEGA} = 5 %OMEGA</annotation>
  </semantics>
</math>
</file>

<file path=Object 10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n>25</mn>
      </mrow>
      <mi mathvariant="normal">Ω</mi>
    </mrow>
    <annotation encoding="StarMath 5.0">R_{ges} = 25 %OMEGA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6</mn>
            <mi>V</mi>
          </mrow>
          <mrow>
            <mn>25</mn>
            <mi mathvariant="normal">Ω</mi>
          </mrow>
        </mfrac>
        <mo stretchy="false">=</mo>
        <mn>0.24</mn>
      </mrow>
      <mrow>
        <mi>A</mi>
        <mo stretchy="false">=</mo>
        <mn>240</mn>
      </mrow>
      <mi mathvariant="italic">mA</mi>
    </mrow>
    <annotation encoding="StarMath 5.0">I = {U} over {R} = {6V} over { 25%OMEGA } = 0.24A = 240mA</annotation>
  </semantics>
</math>
</file>

<file path=Object 12/content.xml><?xml version="1.0" encoding="utf-8"?>
<math xmlns="http://www.w3.org/1998/Math/MathML" display="block">
  <semantics>
    <mrow>
      <mrow>
        <msub>
          <mi>R</mi>
          <mi mathvariant="italic">BC</mi>
        </msub>
        <mo stretchy="false">=</mo>
        <mrow>
          <mi>B</mi>
          <mo stretchy="false">+</mo>
          <mi>C</mi>
        </mrow>
        <mo stretchy="false">=</mo>
        <mn>10</mn>
      </mrow>
      <mrow>
        <mi mathvariant="normal">Ω</mi>
        <mo stretchy="false">+</mo>
        <mn>10</mn>
      </mrow>
      <mrow>
        <mi mathvariant="normal">Ω</mi>
        <mo stretchy="false">=</mo>
        <mn>20</mn>
      </mrow>
      <mi mathvariant="normal">Ω</mi>
    </mrow>
    <annotation encoding="StarMath 5.0">R_{BC} = B+C = 10 %OMEGA +10 %OMEGA = 20 %OMEGA</annotation>
  </semantics>
</math>
</file>

<file path=Object 13/content.xml><?xml version="1.0" encoding="utf-8"?>
<math xmlns="http://www.w3.org/1998/Math/MathML" display="block">
  <semantics>
    <mrow>
      <mrow>
        <msub>
          <mi>R</mi>
          <mi mathvariant="italic">BCD</mi>
        </msub>
        <mo stretchy="false">=</mo>
        <mfrac>
          <mrow>
            <mn>20</mn>
            <mrow>
              <mi mathvariant="normal">Ω</mi>
              <mo stretchy="false">∗</mo>
              <mn>10</mn>
            </mrow>
            <mi mathvariant="normal">Ω</mi>
          </mrow>
          <mrow>
            <mn>20</mn>
            <mrow>
              <mi mathvariant="normal">Ω</mi>
              <mo stretchy="false">+</mo>
              <mn>10</mn>
            </mrow>
            <mi mathvariant="normal">Ω</mi>
          </mrow>
        </mfrac>
        <mo stretchy="false">=</mo>
        <mn>6.666</mn>
      </mrow>
      <mi mathvariant="normal">Ω</mi>
    </mrow>
    <annotation encoding="StarMath 5.0">R_{BCD} = {20 %OMEGA *10 %OMEGA } over {20 %OMEGA +10 %OMEGA } = 6.666 %OMEGA </annotation>
  </semantics>
</math>
</file>

<file path=Object 14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sub>
            <mi>R</mi>
            <mi mathvariant="italic">BCD</mi>
          </msub>
          <mo stretchy="false">+</mo>
          <msub>
            <mi>R</mi>
            <mi>A</mi>
          </msub>
        </mrow>
        <mo stretchy="false">=</mo>
        <mn>6.666</mn>
      </mrow>
      <mrow>
        <mi mathvariant="normal">Ω</mi>
        <mo stretchy="false">=</mo>
        <mrow>
          <mo stretchy="false">+</mo>
          <mn>10</mn>
        </mrow>
      </mrow>
      <mrow>
        <mi mathvariant="normal">Ω</mi>
        <mo stretchy="false">=</mo>
        <mn>16.666</mn>
      </mrow>
      <mi mathvariant="normal">Ω</mi>
    </mrow>
    <annotation encoding="StarMath 5.0">R_{ ges} = R_{BCD } + R_A = 6.666%OMEGA = + 10%OMEGA = 16.666%OMEGA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6</mn>
            <mi>V</mi>
          </mrow>
          <mrow>
            <mn>16.6</mn>
            <mi mathvariant="normal">Ω</mi>
          </mrow>
        </mfrac>
        <mo stretchy="false">=</mo>
        <mn>0.36</mn>
      </mrow>
      <mi>A</mi>
    </mrow>
    <annotation encoding="StarMath 5.0">I = U over R = { 6V } over { 16.6%OMEGA  } = 0.36A</annotation>
  </semantics>
</math>
</file>

<file path=Object 16/content.xml><?xml version="1.0" encoding="utf-8"?>
<math xmlns="http://www.w3.org/1998/Math/MathML" display="block">
  <semantics>
    <mrow>
      <mi>U</mi>
      <mo stretchy="false">=</mo>
      <mrow>
        <mi>R</mi>
        <mo stretchy="false">∗</mo>
        <mi>I</mi>
      </mrow>
    </mrow>
    <annotation encoding="StarMath 5.0">U = R*I</annotation>
  </semantics>
</math>
</file>

<file path=Object 17/content.xml><?xml version="1.0" encoding="utf-8"?>
<math xmlns="http://www.w3.org/1998/Math/MathML" display="block">
  <semantics>
    <mrow>
      <mrow>
        <mi>U</mi>
        <mo stretchy="false">=</mo>
        <mfrac>
          <mi>R</mi>
          <mi>I</mi>
        </mfrac>
        <mo stretchy="false">=</mo>
        <mfrac>
          <mrow>
            <mn>6</mn>
            <mi>V</mi>
          </mrow>
          <mrow>
            <mn>10</mn>
            <mi mathvariant="normal">Ω</mi>
          </mrow>
        </mfrac>
        <mo stretchy="false">=</mo>
        <mn>0.6</mn>
      </mrow>
      <mrow>
        <mi>A</mi>
        <mo stretchy="false">=</mo>
        <mn>600</mn>
      </mrow>
      <mi mathvariant="italic">mA</mi>
    </mrow>
    <annotation encoding="StarMath 5.0">U = R over I = {6V} over {10%OMEGA} = 0.6 A = 600 mA</annotation>
  </semantics>
</math>
</file>

<file path=Object 18/content.xml><?xml version="1.0" encoding="utf-8"?>
<math xmlns="http://www.w3.org/1998/Math/MathML" display="block">
  <semantics>
    <mrow>
      <mrow>
        <mfrac>
          <mrow>
            <mn>6</mn>
            <mi>V</mi>
          </mrow>
          <mrow>
            <mn>0.096</mn>
            <mi>A</mi>
          </mrow>
        </mfrac>
        <mo stretchy="false">=</mo>
        <mn>62.5</mn>
      </mrow>
      <mi mathvariant="normal">Ω</mi>
    </mrow>
    <annotation encoding="StarMath 5.0">{6V} over { 0.096A} = 62.5 %OMEGA</annotation>
  </semantics>
</math>
</file>

<file path=Object 19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i>R</mi>
      </mrow>
      <mrow>
        <mn>1</mn>
        <mo stretchy="false">+</mo>
        <mi>R</mi>
      </mrow>
      <mn>2</mn>
    </mrow>
    <annotation encoding="StarMath 5.0">R_{ges} = R1 + R2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frac>
          <mi>R</mi>
          <mi>I</mi>
        </mfrac>
        <mo stretchy="false">=</mo>
        <mfrac>
          <mrow>
            <mn>6</mn>
            <mi>V</mi>
          </mrow>
          <mrow>
            <mn>5</mn>
            <mi mathvariant="normal">Ω</mi>
          </mrow>
        </mfrac>
        <mo stretchy="false">=</mo>
        <mn>1200</mn>
      </mrow>
      <mi mathvariant="italic">mA</mi>
    </mrow>
    <annotation encoding="StarMath 5.0">U = {R} over {I} = {6V} over {5 %OMEGA} = 1200 mA </annotation>
  </semantics>
</math>
</file>

<file path=Object 20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n>10</mn>
      </mrow>
      <mrow>
        <mi mathvariant="normal">Ω</mi>
        <mo stretchy="false">+</mo>
        <mn>10</mn>
      </mrow>
      <mi mathvariant="normal">Ω</mi>
    </mrow>
    <annotation encoding="StarMath 5.0">R_{ges} = 10 %OMEGA + 10 %OMEGA</annotation>
  </semantics>
</math>
</file>

<file path=Object 21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n>20</mn>
      </mrow>
      <mi mathvariant="normal">Ω</mi>
    </mrow>
    <annotation encoding="StarMath 5.0">R_{ges} = 20 %OMEGA</annotation>
  </semantics>
</math>
</file>

<file path=Object 22/content.xml><?xml version="1.0" encoding="utf-8"?>
<math xmlns="http://www.w3.org/1998/Math/MathML" display="block">
  <semantics>
    <mrow>
      <mi mathvariant="italic">geg</mi>
      <mi>.</mi>
      <mi mathvariant="normal">:</mi>
      <mrow>
        <mi>U</mi>
        <mo stretchy="false">=</mo>
        <mn>6</mn>
      </mrow>
      <mi>V</mi>
      <mrow>
        <msub>
          <mi>R</mi>
          <mn>1,2</mn>
        </msub>
        <mo stretchy="false">=</mo>
        <mn>10</mn>
      </mrow>
      <mi mathvariant="normal">Ω</mi>
    </mrow>
    <annotation encoding="StarMath 5.0">geg.: U = 6V  R_{1,2} = 10 %OMEGA</annotation>
  </semantics>
</math>
</file>

<file path=Object 23/content.xml><?xml version="1.0" encoding="utf-8"?>
<math xmlns="http://www.w3.org/1998/Math/MathML" display="block">
  <semantics>
    <mrow>
      <mrow>
        <mi>U</mi>
        <mo stretchy="false">=</mo>
        <mfrac>
          <mi>R</mi>
          <mi>I</mi>
        </mfrac>
        <mo stretchy="false">=</mo>
        <mfrac>
          <mrow>
            <mn>6</mn>
            <mi>V</mi>
          </mrow>
          <mrow>
            <mn>20</mn>
            <mi mathvariant="normal">Ω</mi>
          </mrow>
        </mfrac>
        <mo stretchy="false">=</mo>
        <mn>0.3</mn>
      </mrow>
      <mrow>
        <mi mathvariant="italic">mA</mi>
        <mo stretchy="false">=</mo>
        <mn>300</mn>
      </mrow>
      <mi mathvariant="italic">mA</mi>
    </mrow>
    <annotation encoding="StarMath 5.0">U = R over I = {6V} over {20 %OMEGA } = 0.3 mA = 300 mA</annotation>
  </semantics>
</math>
</file>

<file path=Object 24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6</mn>
            <mi>V</mi>
          </mrow>
          <mrow>
            <mn>0.0675</mn>
            <mi mathvariant="italic">mA</mi>
          </mrow>
        </mfrac>
        <mo stretchy="false">=</mo>
        <mn>88.88</mn>
      </mrow>
      <mi mathvariant="normal">Ω</mi>
    </mrow>
    <annotation encoding="StarMath 5.0">R= U over I = {6V} over  {0.0675 mA} = 88.88 %OMEGA</annotation>
  </semantics>
</math>
</file>

<file path=Object 25/content.xml><?xml version="1.0" encoding="utf-8"?>
<math xmlns="http://www.w3.org/1998/Math/MathML" display="block">
  <semantics>
    <mrow>
      <mi>R</mi>
      <mrow>
        <mn>1</mn>
        <mo stretchy="false">=</mo>
        <mn>62.2</mn>
      </mrow>
      <mi mathvariant="normal">Ω</mi>
    </mrow>
    <annotation encoding="StarMath 5.0">R1 = 62.2 %OMEGA</annotation>
  </semantics>
</math>
</file>

<file path=Object 26/content.xml><?xml version="1.0" encoding="utf-8"?>
<math xmlns="http://www.w3.org/1998/Math/MathML" display="block">
  <semantics>
    <mrow>
      <mi mathvariant="italic">geg</mi>
      <mi>.</mi>
      <mi mathvariant="normal">:</mi>
      <mrow>
        <mi>U</mi>
        <mo stretchy="false">=</mo>
        <mn>6</mn>
      </mrow>
      <mi>V</mi>
      <mrow>
        <mi>R</mi>
        <mo stretchy="false">=</mo>
        <mn>10</mn>
      </mrow>
      <mi mathvariant="normal">Ω</mi>
    </mrow>
    <annotation encoding="StarMath 5.0">geg.: U = 6V R = 10%OMEGA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6</mn>
            <mi>V</mi>
          </mrow>
          <mrow>
            <mn>0.193</mn>
            <mi>A</mi>
          </mrow>
        </mfrac>
        <mo stretchy="false">=</mo>
        <mn>31,1</mn>
      </mrow>
      <mi mathvariant="normal">Ω</mi>
    </mrow>
    <annotation encoding="StarMath 5.0">R = {U} over {I} = {6V} over {0.193 A} = 31,1 %OMEGA</annotation>
  </semantics>
</math>
</file>

<file path=Object 4/content.xml><?xml version="1.0" encoding="utf-8"?>
<math xmlns="http://www.w3.org/1998/Math/MathML" display="block">
  <semantics>
    <mrow>
      <msub>
        <mi>R</mi>
        <mi mathvariant="italic">ges</mi>
      </msub>
      <mo stretchy="false">=</mo>
      <mfrac>
        <mrow>
          <mi>R</mi>
          <mrow>
            <mn>1</mn>
            <mo stretchy="false">∗</mo>
            <mi>R</mi>
          </mrow>
          <mn>2</mn>
        </mrow>
        <mrow>
          <mi>R</mi>
          <mrow>
            <mn>1</mn>
            <mo stretchy="false">+</mo>
            <mi>R</mi>
          </mrow>
          <mn>2</mn>
        </mrow>
      </mfrac>
      <mo stretchy="false">=</mo>
      <mfrac>
        <mrow>
          <mi>R</mi>
          <mn>1</mn>
        </mrow>
        <mn>2</mn>
      </mfrac>
    </mrow>
    <annotation encoding="StarMath 5.0">R_ges = { R1 * R2 } over { R1+R2 } = {R1} over {2}</annotation>
  </semantics>
</math>
</file>

<file path=Object 5/content.xml><?xml version="1.0" encoding="utf-8"?>
<math xmlns="http://www.w3.org/1998/Math/MathML" display="block">
  <semantics>
    <mrow>
      <mn>31.1</mn>
      <mrow>
        <mi mathvariant="normal">Ω</mi>
        <mo stretchy="false">=</mo>
        <mfrac>
          <mrow>
            <mi>R</mi>
            <mn>1</mn>
          </mrow>
          <mn>2</mn>
        </mfrac>
      </mrow>
      <mrow>
        <mo stretchy="false">⋮</mo>
        <mo stretchy="false">∗</mo>
        <mn>2</mn>
      </mrow>
    </mrow>
    <annotation encoding="StarMath 5.0">31.1 %OMEGA = { R1 } over { 2 }  dotsvert *2</annotation>
  </semantics>
</math>
</file>

<file path=Object 6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i>A</mi>
          <mo stretchy="false">+</mo>
          <mi>B</mi>
          <mo stretchy="false">+</mo>
          <mi>D</mi>
        </mrow>
        <mo stretchy="false">=</mo>
        <mn>10</mn>
      </mrow>
      <mrow>
        <mi mathvariant="normal">Ω</mi>
        <mo stretchy="false">+</mo>
        <mn>10</mn>
      </mrow>
      <mrow>
        <mi mathvariant="normal">Ω</mi>
        <mo stretchy="false">+</mo>
        <mn>10</mn>
      </mrow>
      <mrow>
        <mi mathvariant="normal">Ω</mi>
        <mo stretchy="false">=</mo>
        <mn>30</mn>
      </mrow>
      <mi mathvariant="normal">Ω</mi>
    </mrow>
    <annotation encoding="StarMath 5.0">R_{ges} = A + B + D = 10%OMEGA + 10%OMEGA + 10%OMEGA = 30 %OMEGA </annotation>
  </semantics>
</math>
</file>

<file path=Object 7/content.xml><?xml version="1.0" encoding="utf-8"?>
<math xmlns="http://www.w3.org/1998/Math/MathML" display="block">
  <semantics>
    <mrow>
      <mrow>
        <mi>U</mi>
        <mo stretchy="false">=</mo>
        <mfrac>
          <mi>R</mi>
          <mi>I</mi>
        </mfrac>
        <mo stretchy="false">=</mo>
        <mfrac>
          <mrow>
            <mn>6</mn>
            <mi>V</mi>
          </mrow>
          <mrow>
            <mn>30</mn>
            <mi mathvariant="normal">Ω</mi>
          </mrow>
        </mfrac>
        <mo stretchy="false">=</mo>
        <mn>0.2</mn>
      </mrow>
      <mi>A</mi>
    </mrow>
    <annotation encoding="StarMath 5.0">U = {R} over {I} = { 6V} over { 30 %OMEGA} = 0.2A</annotation>
  </semantics>
</math>
</file>

<file path=Object 8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frac>
          <mrow>
            <mi>B</mi>
            <mo stretchy="false">∗</mo>
            <mi>C</mi>
          </mrow>
          <mrow>
            <mi>B</mi>
            <mo stretchy="false">+</mo>
            <mi>C</mi>
          </mrow>
        </mfrac>
        <mo stretchy="false">+</mo>
        <mi>A</mi>
        <mo stretchy="false">+</mo>
        <mi>D</mi>
      </mrow>
    </mrow>
    <annotation encoding="StarMath 5.0">R_{ges} = {B*C} over {B+C} + A + D</annotation>
  </semantics>
</math>
</file>

<file path=Object 9/content.xml><?xml version="1.0" encoding="utf-8"?>
<math xmlns="http://www.w3.org/1998/Math/MathML" display="block">
  <semantics>
    <mrow>
      <mrow>
        <msub>
          <mi>R</mi>
          <mi mathvariant="italic">ges</mi>
        </msub>
        <mo stretchy="false">=</mo>
        <mrow>
          <mfrac>
            <mrow>
              <mn>10</mn>
              <mrow>
                <mi mathvariant="normal">Ω</mi>
                <mo stretchy="false">∗</mo>
                <mn>10</mn>
              </mrow>
              <mi mathvariant="normal">Ω</mi>
            </mrow>
            <mrow>
              <mn>10</mn>
              <mrow>
                <mi mathvariant="normal">Ω</mi>
                <mo stretchy="false">+</mo>
                <mn>10</mn>
              </mrow>
              <mi mathvariant="normal">Ω</mi>
            </mrow>
          </mfrac>
          <mo stretchy="false">+</mo>
          <mn>10</mn>
        </mrow>
      </mrow>
      <mrow>
        <mi mathvariant="normal">Ω</mi>
        <mo stretchy="false">+</mo>
        <mn>10</mn>
      </mrow>
      <mi mathvariant="normal">Ω</mi>
    </mrow>
    <annotation encoding="StarMath 5.0">R_{ges} = {10 %OMEGA *10 %OMEGA } over {10 %OMEGA +10 %OMEGA } + 10 %OMEGA  + 10 %OMEGA </annotation>
  </semantics>
</math>
</file>